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au1" style:family="table">
      <style:table-properties style:width="5.689cm" fo:margin-left="9.029cm" table:align="left" style:writing-mode="lr-tb"/>
    </style:style>
    <style:style style:name="Tableau1.A" style:family="table-column">
      <style:table-column-properties style:column-width="5.689cm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22.49cm" table:align="left" style:writing-mode="lr-tb"/>
    </style:style>
    <style:style style:name="Tableau2.A" style:family="table-column">
      <style:table-column-properties style:column-width="4.314cm"/>
    </style:style>
    <style:style style:name="Tableau2.B" style:family="table-column">
      <style:table-column-properties style:column-width="3.584cm"/>
    </style:style>
    <style:style style:name="Tableau2.C" style:family="table-column">
      <style:table-column-properties style:column-width="6.99cm"/>
    </style:style>
    <style:style style:name="Tableau2.D" style:family="table-column">
      <style:table-column-properties style:column-width="3.32cm"/>
    </style:style>
    <style:style style:name="Tableau2.E" style:family="table-column">
      <style:table-column-properties style:column-width="4.281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2.B1" style:family="table-cell">
      <style:table-cell-properties fo:background-color="#ffffff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3" style:family="table">
      <style:table-properties style:width="23.35cm" table:align="margins" style:writing-mode="lr-tb"/>
    </style:style>
    <style:style style:name="Tableau3.A" style:family="table-column">
      <style:table-column-properties style:column-width="3.891cm" style:rel-column-width="10922*"/>
    </style:style>
    <style:style style:name="Tableau3.F" style:family="table-column">
      <style:table-column-properties style:column-width="3.893cm" style:rel-column-width="10925*"/>
    </style:style>
    <style:style style:name="Tableau3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3.F1" style:family="table-cell">
      <style:table-cell-properties fo:padding="0.097cm" fo:border="0.5pt solid #ffffff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size="16pt" officeooo:rsid="000e226c" officeooo:paragraph-rsid="000e226c" style:font-size-asian="16pt" style:font-size-complex="1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6pt" officeooo:rsid="000e226c" officeooo:paragraph-rsid="000f7576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6pt" officeooo:rsid="00119089" officeooo:paragraph-rsid="00119089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6pt" officeooo:rsid="000f7576" officeooo:paragraph-rsid="000f7576" style:font-size-asian="16pt" style:font-size-complex="16pt"/>
    </style:style>
    <style:style style:name="P8" style:family="paragraph" style:parent-style-name="Standard">
      <style:text-properties officeooo:paragraph-rsid="000f7576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6pt" officeooo:rsid="000f7576" officeooo:paragraph-rsid="000f7576" fo:background-color="transparent" style:font-size-asian="16pt" style:font-size-complex="16pt"/>
    </style:style>
    <style:style style:name="T1" style:family="text">
      <style:text-properties style:text-position="0% 100%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draw:line text:anchor-type="paragraph" draw:z-index="0" draw:name="Ligne verticale 1" draw:style-name="gr1" draw:text-style-name="P2" svg:x1="2.699cm" svg:y1="1.505cm" svg:x2="2.697cm" svg:y2="0.78cm"><text:p/></draw:line>Page d’acceuil</text:p>
          </table:table-cell>
        </table:table-row>
      </table:table>
      <text:p text:style-name="P3"/>
      <text:p text:style-name="Standard" loext:marker-style-name="T1"><draw:line text:anchor-type="paragraph" draw:z-index="1" draw:name="Ligne 1" draw:style-name="gr2" draw:text-style-name="P4" svg:x1="2.11cm" svg:y1="0.099cm" svg:x2="11.826cm" svg:y2="0.145cm"><text:p/></draw:line><draw:line text:anchor-type="paragraph" draw:z-index="2" draw:name="Ligne 3" draw:style-name="gr2" draw:text-style-name="P4" svg:x1="2.166cm" svg:y1="0.099cm" svg:x2="2.11cm" svg:y2="0.589cm"><text:p/></draw:line><draw:line text:anchor-type="paragraph" draw:z-index="4" draw:name="Ligne 7" draw:style-name="gr2" draw:text-style-name="P4" svg:x1="10.633cm" svg:y1="0.708cm" svg:x2="10.633cm" svg:y2="0.099cm"><text:p/></draw:line><draw:line text:anchor-type="paragraph" draw:z-index="9" draw:name="Ligne 13" draw:style-name="gr2" draw:text-style-name="P4" svg:x1="16.351cm" svg:y1="0.729cm" svg:x2="16.358cm" svg:y2="0.085cm"><text:p/></draw:line><draw:line text:anchor-type="paragraph" draw:z-index="10" draw:name="Ligne 4" draw:style-name="gr2" draw:text-style-name="P4" svg:x1="11.442cm" svg:y1="0.145cm" svg:x2="16.342cm" svg:y2="0.145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5"><draw:line text:anchor-type="paragraph" draw:z-index="3" draw:name="Ligne 5" draw:style-name="gr2" draw:text-style-name="P4" svg:x1="16.277cm" svg:y1="1.815cm" svg:x2="16.268cm" svg:y2="0.76cm"><text:p/></draw:line>CV</text:p>
          </table:table-cell>
          <table:table-cell table:style-name="Tableau2.B1" office:value-type="string">
            <text:p text:style-name="P5"/>
          </table:table-cell>
          <table:table-cell table:style-name="Tableau2.A1" office:value-type="string">
            <text:p text:style-name="P5">Contact</text:p>
          </table:table-cell>
          <table:table-cell table:style-name="Tableau2.A1" office:value-type="string">
            <text:p text:style-name="P6">Liste deck</text:p>
          </table:table-cell>
          <table:table-cell table:style-name="Tableau2.A1" office:value-type="string">
            <text:p text:style-name="P7"/>
          </table:table-cell>
        </table:table-row>
      </table:table>
      <text:p text:style-name="P8" loext:marker-style-name="T1"/>
      <text:p text:style-name="P8" loext:marker-style-name="T1"><draw:line text:anchor-type="paragraph" draw:z-index="5" draw:name="Ligne 2" draw:style-name="gr2" draw:text-style-name="P4" svg:x1="1.886cm" svg:y1="0.316cm" svg:x2="16.366cm" svg:y2="0.357cm"><text:p/></draw:line><draw:line text:anchor-type="paragraph" draw:z-index="6" draw:name="Ligne 8" draw:style-name="gr2" draw:text-style-name="P4" svg:x1="1.926cm" svg:y1="1.635cm" svg:x2="1.926cm" svg:y2="0.316cm"><text:p/></draw:line><draw:line text:anchor-type="paragraph" draw:z-index="7" draw:name="Ligne 9" draw:style-name="gr2" draw:text-style-name="P4" svg:x1="5.741cm" svg:y1="1.635cm" svg:x2="5.741cm" svg:y2="0.316cm"><text:p/></draw:line><draw:line text:anchor-type="paragraph" draw:z-index="8" draw:name="Ligne 10" draw:style-name="gr2" draw:text-style-name="P4" svg:x1="9.617cm" svg:y1="1.635cm" svg:x2="9.617cm" svg:y2="0.316cm"><text:p/></draw:line></text:p>
      <text:p text:style-name="P8" loext:marker-style-name="T1"/>
      <text:p text:style-name="P8" loext:marker-style-name="T1"/>
      <table:table table:name="Tableau3" table:style-name="Tableau3">
        <table:table-column table:style-name="Tableau3.A" table:number-columns-repeated="5"/>
        <table:table-column table:style-name="Tableau3.F"/>
        <table:table-row>
          <table:table-cell table:style-name="Tableau3.A1" office:value-type="string">
            <text:p text:style-name="P9">Deck 1</text:p>
          </table:table-cell>
          <table:table-cell table:style-name="Tableau3.A1" office:value-type="string">
            <text:p text:style-name="P9">Deck 2</text:p>
          </table:table-cell>
          <table:table-cell table:style-name="Tableau3.A1" office:value-type="string">
            <text:p text:style-name="P9">Deck 3</text:p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F1" office:value-type="string">
            <text:p text:style-name="P9"/>
          </table:table-cell>
        </table:table-row>
      </table:table>
      <text:p text:style-name="P8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fr" fo:country="FR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49:11</meta:creation-date>
    <meta:initial-creator>MORELLE</meta:initial-creator>
    <dc:date>2025-11-14T10:27:15.872040200</dc:date>
    <meta:editing-duration>PT36M</meta:editing-duration>
    <meta:generator>LibreOffice/25.8.2.2$Windows_X86_64 LibreOffice_project/d401f2107ccab8f924a8e2df40f573aab7605b6f</meta:generator>
    <meta:editing-cycles>4</meta:editing-cycles>
    <meta:document-statistic meta:table-count="3" meta:image-count="0" meta:object-count="0" meta:page-count="1" meta:paragraph-count="7" meta:word-count="12" meta:character-count="51" meta:non-whitespace-character-count="46"/>
    <meta:user-defined meta:name="ICV">3584F29F598C4DC0BF03F9B320137A9A_12</meta:user-defined>
    <meta:user-defined meta:name="KSOProductBuildVer">1036-12.2.0.22549</meta:user-defined>
    <meta:template xlink:type="simple" xlink:actuate="onRequest" xlink:title="Normal.dotm" xlink:href=""/>
  </office:meta>
</office:document-meta>
</file>